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 <text:s text:c="6"/>================<text:line-break/><text:tab/><text:tab/><text:tab/> <text:s text:c="6"/>CIRCULAR BUFFERS<text:line-break/><text:tab/><text:tab/><text:tab/> <text:s text:c="6"/>================<text:line-break/><text:line-break/>By: David Howells &lt;dhowells@redhat.com&gt;<text:line-break/> <text:s text:c="3"/>Paul E. McKenney &lt;paulmck@linux.vnet.ibm.com&gt;<text:line-break/><text:line-break/><text:line-break/>Linux provides a number of features that can be used to implement circular<text:line-break/>buffering. <text:s/>There are two sets of such features:<text:line-break/><text:line-break/> (1) Convenience functions for determining information about power-of-2 sized<text:line-break/> <text:s text:c="4"/>buffers.<text:line-break/><text:line-break/> (2) Memory barriers for when the producer and the consumer of objects in the<text:line-break/> <text:s text:c="4"/>buffer don't want to share a lock.<text:line-break/><text:line-break/>To use these facilities, as discussed below, there needs to be just one<text:line-break/>producer and just one consumer. <text:s/>It is possible to handle multiple producers by<text:line-break/>serialising them, and to handle multiple consumers by serialising them.<text:line-break/><text:line-break/><text:line-break/>Contents:<text:line-break/><text:line-break/> (*) What is a circular buffer?<text:line-break/><text:line-break/> (*) Measuring power-of-2 buffers.<text:line-break/><text:line-break/> (*) Using memory barriers with circular buffers.<text:line-break/> <text:s text:c="4"/>- The producer.<text:line-break/> <text:s text:c="4"/>- The consumer.<text:line-break/><text:line-break/><text:line-break/>==========================<text:line-break/>WHAT IS A CIRCULAR BUFFER?<text:line-break/>==========================<text:line-break/><text:line-break/>First of all, what is a circular buffer? <text:s/>A circular buffer is a buffer of<text:line-break/>fixed, finite size into which there are two indices:<text:line-break/><text:line-break/> (1) A 'head' index - the point at which the producer inserts items into the<text:line-break/> <text:s text:c="4"/>buffer.<text:line-break/><text:line-break/> (2) A 'tail' index - the point at which the consumer finds the next item in<text:line-break/> <text:s text:c="4"/>the buffer.<text:line-break/><text:line-break/>Typically when the tail pointer is equal to the head pointer, the buffer is<text:line-break/>empty; and the buffer is full when the head pointer is one less than the tail<text:line-break/>pointer.<text:line-break/><text:line-break/>The head index is incremented when items are added, and the tail index when<text:line-break/>items are removed. <text:s/>The tail index should never jump the head index, and both<text:line-break/>indices should be wrapped to 0 when they reach the end of the buffer, thus<text:line-break/>allowing an infinite amount of data to flow through the buffer.<text:line-break/><text:line-break/>Typically, items will all be of the same unit size, but this isn't strictly<text:line-break/>required to use the techniques below. <text:s/>The indices can be increased by more<text:line-break/>than 1 if multiple items or variable-sized items are to be included in the<text:line-break/>buffer, provided that neither index overtakes the other. <text:s/>The implementer must<text:line-break/>be careful, however, as a region more than one unit in size may wrap the end of<text:line-break/>the buffer and be broken into two segments.<text:line-break/><text:line-break/><text:line-break/>============================<text:line-break/><text:soft-page-break/>MEASURING POWER-OF-2 BUFFERS<text:line-break/>============================<text:line-break/><text:line-break/>Calculation of the occupancy or the remaining capacity of an arbitrarily sized<text:line-break/>circular buffer would normally be a slow operation, requiring the use of a<text:line-break/>modulus (divide) instruction. <text:s/>However, if the buffer is of a power-of-2 size,<text:line-break/>then a much quicker bitwise-AND instruction can be used instead.<text:line-break/><text:line-break/>Linux provides a set of macros for handling power-of-2 circular buffers. <text:s/>These<text:line-break/>can be made use of by:<text:line-break/><text:line-break/><text:tab/>#include &lt;linux/circ_buf.h&gt;<text:line-break/><text:line-break/>The macros are:<text:line-break/><text:line-break/> (*) Measure the remaining capacity of a buffer:<text:line-break/><text:line-break/><text:tab/>CIRC_SPACE(head_index, tail_index, buffer_size);<text:line-break/><text:line-break/> <text:s text:c="4"/>This returns the amount of space left in the buffer[1] into which items<text:line-break/> <text:s text:c="4"/>can be inserted.<text:line-break/><text:line-break/><text:line-break/> (*) Measure the maximum consecutive immediate space in a buffer:<text:line-break/><text:line-break/><text:tab/>CIRC_SPACE_TO_END(head_index, tail_index, buffer_size);<text:line-break/><text:line-break/> <text:s text:c="4"/>This returns the amount of consecutive space left in the buffer[1] into<text:line-break/> <text:s text:c="4"/>which items can be immediately inserted without having to wrap back to the<text:line-break/> <text:s text:c="4"/>beginning of the buffer.<text:line-break/><text:line-break/><text:line-break/> (*) Measure the occupancy of a buffer:<text:line-break/><text:line-break/><text:tab/>CIRC_CNT(head_index, tail_index, buffer_size);<text:line-break/><text:line-break/> <text:s text:c="4"/>This returns the number of items currently occupying a buffer[2].<text:line-break/><text:line-break/><text:line-break/> (*) Measure the non-wrapping occupancy of a buffer:<text:line-break/><text:line-break/><text:tab/>CIRC_CNT_TO_END(head_index, tail_index, buffer_size);<text:line-break/><text:line-break/> <text:s text:c="4"/>This returns the number of consecutive items[2] that can be extracted from<text:line-break/> <text:s text:c="4"/>the buffer without having to wrap back to the beginning of the buffer.<text:line-break/><text:line-break/><text:line-break/>Each of these macros will nominally return a value between 0 and buffer_size-1,<text:line-break/>however:<text:line-break/><text:line-break/> [1] CIRC_SPACE*() are intended to be used in the producer. <text:s/>To the producer<text:line-break/> <text:s text:c="4"/>they will return a lower bound as the producer controls the head index,<text:line-break/> <text:s text:c="4"/>but the consumer may still be depleting the buffer on another CPU and<text:line-break/> <text:s text:c="4"/>moving the tail index.<text:line-break/><text:line-break/> <text:s text:c="4"/>To the consumer it will show an upper bound as the producer may be busy<text:line-break/> <text:s text:c="4"/>depleting the space.<text:line-break/><text:line-break/> [2] CIRC_CNT*() are intended to be used in the consumer. <text:s/>To the consumer they<text:line-break/> <text:s text:c="4"/>will return a lower bound as the consumer controls the tail index, but the<text:line-break/> <text:s text:c="4"/>producer may still be filling the buffer on another CPU and moving the<text:line-break/> <text:s text:c="4"/>head index.<text:line-break/><text:line-break/> <text:s text:c="4"/>To the producer it will show an upper bound as the consumer may be busy<text:line-break/><text:soft-page-break/> <text:s text:c="4"/>emptying the buffer.<text:line-break/><text:line-break/> [3] To a third party, the order in which the writes to the indices by the<text:line-break/> <text:s text:c="4"/>producer and consumer become visible cannot be guaranteed as they are<text:line-break/> <text:s text:c="4"/>independent and may be made on different CPUs - so the result in such a<text:line-break/> <text:s text:c="4"/>situation will merely be a guess, and may even be negative.<text:line-break/><text:line-break/><text:line-break/>===========================================<text:line-break/>USING MEMORY BARRIERS WITH CIRCULAR BUFFERS<text:line-break/>===========================================<text:line-break/><text:line-break/>By using memory barriers in conjunction with circular buffers, you can avoid<text:line-break/>the need to:<text:line-break/><text:line-break/> (1) use a single lock to govern access to both ends of the buffer, thus<text:line-break/> <text:s text:c="4"/>allowing the buffer to be filled and emptied at the same time; and<text:line-break/><text:line-break/> (2) use atomic counter operations.<text:line-break/><text:line-break/>There are two sides to this: the producer that fills the buffer, and the<text:line-break/>consumer that empties it. <text:s/>Only one thing should be filling a buffer at any one<text:line-break/>time, and only one thing should be emptying a buffer at any one time, but the<text:line-break/>two sides can operate simultaneously.<text:line-break/><text:line-break/><text:line-break/>THE PRODUCER<text:line-break/>------------<text:line-break/><text:line-break/>The producer will look something like this:<text:line-break/><text:line-break/><text:tab/>spin_lock(&amp;producer_lock);<text:line-break/><text:line-break/><text:tab/>unsigned long head = buffer-&gt;head;<text:line-break/><text:tab/>unsigned long tail = ACCESS_ONCE(buffer-&gt;tail);<text:line-break/><text:line-break/><text:tab/>if (CIRC_SPACE(head, tail, buffer-&gt;size) &gt;= 1) {<text:line-break/><text:tab/><text:tab/>/* insert one item into the buffer */<text:line-break/><text:tab/><text:tab/>struct item *item = buffer[head];<text:line-break/><text:line-break/><text:tab/><text:tab/>produce_item(item);<text:line-break/><text:line-break/><text:tab/><text:tab/>smp_wmb(); /* commit the item before incrementing the head */<text:line-break/><text:line-break/><text:tab/><text:tab/>buffer-&gt;head = (head + 1) &amp; (buffer-&gt;size - 1);<text:line-break/><text:line-break/><text:tab/><text:tab/>/* wake_up() will make sure that the head is committed before<text:line-break/><text:tab/><text:tab/> * waking anyone up */<text:line-break/><text:tab/><text:tab/>wake_up(consumer);<text:line-break/><text:tab/>}<text:line-break/><text:line-break/><text:tab/>spin_unlock(&amp;producer_lock);<text:line-break/><text:line-break/>This will instruct the CPU that the contents of the new item must be written<text:line-break/>before the head index makes it available to the consumer and then instructs the<text:line-break/>CPU that the revised head index must be written before the consumer is woken.<text:line-break/><text:line-break/>Note that wake_up() doesn't have to be the exact mechanism used, but whatever<text:line-break/>is used must guarantee a (write) memory barrier between the update of the head<text:line-break/>index and the change of state of the consumer, if a change of state occurs.<text:line-break/><text:line-break/><text:line-break/>THE CONSUMER<text:line-break/>------------<text:line-break/><text:soft-page-break/><text:line-break/>The consumer will look something like this:<text:line-break/><text:line-break/><text:tab/>spin_lock(&amp;consumer_lock);<text:line-break/><text:line-break/><text:tab/>unsigned long head = ACCESS_ONCE(buffer-&gt;head);<text:line-break/><text:tab/>unsigned long tail = buffer-&gt;tail;<text:line-break/><text:line-break/><text:tab/>if (CIRC_CNT(head, tail, buffer-&gt;size) &gt;= 1) {<text:line-break/><text:tab/><text:tab/>/* read index before reading contents at that index */<text:line-break/><text:tab/><text:tab/>smp_read_barrier_depends();<text:line-break/><text:line-break/><text:tab/><text:tab/>/* extract one item from the buffer */<text:line-break/><text:tab/><text:tab/>struct item *item = buffer[tail];<text:line-break/><text:line-break/><text:tab/><text:tab/>consume_item(item);<text:line-break/><text:line-break/><text:tab/><text:tab/>smp_mb(); /* finish reading descriptor before incrementing tail */<text:line-break/><text:line-break/><text:tab/><text:tab/>buffer-&gt;tail = (tail + 1) &amp; (buffer-&gt;size - 1);<text:line-break/><text:tab/>}<text:line-break/><text:line-break/><text:tab/>spin_unlock(&amp;consumer_lock);<text:line-break/><text:line-break/>This will instruct the CPU to make sure the index is up to date before reading<text:line-break/>the new item, and then it shall make sure the CPU has finished reading the item<text:line-break/>before it writes the new tail pointer, which will erase the item.<text:line-break/><text:line-break/><text:line-break/>Note the use of ACCESS_ONCE() in both algorithms to read the opposition index.<text:line-break/>This prevents the compiler from discarding and reloading its cached value -<text:line-break/>which some compilers will do across smp_read_barrier_depends(). <text:s/>This isn't<text:line-break/>strictly needed if you can be sure that the opposition index will _only_ be<text:line-break/>used the once.<text:line-break/><text:line-break/><text:line-break/>===============<text:line-break/>FURTHER READING<text:line-break/>===============<text:line-break/><text:line-break/>See also Documentation/memory-barriers.txt for a description of Linux's memory<text:line-break/>barrier faciliti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3</meta:editing-cycles>
    <meta:generator>LibreOffice/3.4$Win32 LibreOffice_project/340m1$Build-502</meta:generator>
    <dc:date>2012-06-16T20:20:32.61</dc:date>
    <meta:document-statistic meta:table-count="0" meta:image-count="0" meta:object-count="0" meta:page-count="4" meta:paragraph-count="1" meta:word-count="1194" meta:character-count="7812" meta:non-whitespace-character-count="6285"/>
    <meta:user-defined meta:name="Info 1"/>
    <meta:user-defined meta:name="Info 2"/>
    <meta:user-defined meta:name="Info 3"/>
    <meta:user-defined meta:name="Info 4"/>
  </office:meta>
</office:document-meta>
</file>